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b41e" officeooo:paragraph-rsid="0002b41e"/>
    </style:style>
    <style:style style:name="T1" style:family="text">
      <style:text-properties officeooo:rsid="000531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Au début faire une présentation complète de l’étendue des nerfs existants si possible sous forme d’une carte ou un schéma</text:p>
      <text:p text:style-name="P1"/>
      <text:p text:style-name="P1">difficulté pinhole vs rpc bien présenter toutes les problématiques liéés aux satellites </text:p>
      <text:p text:style-name="P1">Parler de satnerf et co : le problème rencontrer </text:p>
      <text:p text:style-name="P1"/>
      <text:p text:style-name="P1"/>
      <text:p text:style-name="P1">Shadow nerf </text:p>
      <text:p text:style-name="P1"/>
      <text:p text:style-name="P1"/>
      <text:p text:style-name="P1"/>
      <text:p text:style-name="P1">réalisation de scène ,comparaison avec gaussian 3d splatting </text:p>
      <text:p text:style-name="P1"/>
      <text:p text:style-name="P1"/>
      <text:p text:style-name="P1">comparaison peu d’image </text:p>
      <text:p text:style-name="P1"/>
      <text:p text:style-name="P1">essayer avec mipnerf 360</text:p>
      <text:p text:style-name="P1"/>
      <text:p text:style-name="P1"/>
      <text:p text:style-name="P1"/>
      <text:p text:style-name="P1"/>
      <text:p text:style-name="P1"/>
      <text:p text:style-name="P1"/>
      <text:p text:style-name="P1">(éventuellement) (en parler aux tuteurs) fair une comparaison des cartes de profondeurs dsm cars vs <text:s/>nerf </text:p>
      <text:p text:style-name="P1"/>
      <text:p text:style-name="P1"/>
      <text:p text:style-name="P1">export CUDA_HOME=$CONDA_PREFIX/pkgs/cuda-toolkit</text:p>
      <text:p text:style-name="P1">export PATH=$CUDA_HOME/bin:$PATH</text:p>
      <text:p text:style-name="P1">export LD_LIBRARY_PATH=$CUDA_HOME/lib64:$LD_LIBRARY_PATH</text:p>
      <text:p text:style-name="P1"/>
      <text:p text:style-name="P1">cuda_11.7.0_515.43.04_linux.run <text:span text:style-name="T1">chercher le bon + bonne architecture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9T13:45:29.659779154</meta:creation-date>
    <dc:date>2025-06-09T23:42:57.384472826</dc:date>
    <meta:editing-duration>PT16M7S</meta:editing-duration>
    <meta:editing-cycles>1</meta:editing-cycles>
    <meta:document-statistic meta:table-count="0" meta:image-count="0" meta:object-count="0" meta:page-count="1" meta:paragraph-count="12" meta:word-count="87" meta:character-count="690" meta:non-whitespace-character-count="607"/>
    <meta:generator>LibreOffice/7.3.7.2$Linux_X86_64 LibreOffice_project/30$Build-2</meta:generator>
  </office:meta>
</office:document-meta>
</file>